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rmonic" table:style-name="ta1">
        <table:shapes>
          <draw:frame draw:z-index="0" draw:style-name="gr1" draw:text-style-name="P1" svg:width="159.99mm" svg:height="89.99mm" svg:x="185.55mm" svg:y="2.59mm">
            <draw:object draw:notify-on-update-of-ranges="harmonic.A1:harmonic.A1 harmonic.A2:harmonic.A1001 harmonic.B1:harmonic.B1 harmonic.B2:harmonic.B1001 harmonic.A1:harmonic.A1 harmonic.A2:harmonic.A1001 harmonic.C1:harmonic.C1 harmonic.C2:harmonic.C1001 harmonic.A1:harmonic.A1 harmonic.A2:harmonic.A1001 harmonic.D1:harmonic.D1 harmonic.D2:harmonic.D1001 harmonic.A1:harmonic.A1 harmonic.A2:harmonic.A1001 harmonic.E1:harmonic.E1 harmonic.E2:harmonic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6.13mm" svg:y="95.9mm">
            <draw:object draw:notify-on-update-of-ranges="harmonic.A1001:harmonic.A1101 harmonic.B1001:harmonic.B1101 harmonic.A1001:harmonic.A1101 harmonic.C1001:harmonic.C1101 harmonic.A1001:harmonic.A1101 harmonic.D1001:harmonic.D1101 harmonic.A1001:harmonic.A1101 harmonic.E1001:harmonic.E1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156649015328" calcext:value-type="float">
            <text:p>0.00221566490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03454614781962" calcext:value-type="float">
            <text:p>5.0345461478196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90830215316151" calcext:value-type="float">
            <text:p>4.9083021531615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911438089890027" calcext:value-type="float">
            <text:p>9.11438089890027E-07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44002300142654" calcext:value-type="float">
            <text:p>2.4400230014265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826892585514827" calcext:value-type="float">
            <text:p>8.26892585514827E-08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330322316166587" calcext:value-type="float">
            <text:p>3.30322316166587E-08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148961003532122" calcext:value-type="float">
            <text:p>1.48961003532122E-08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0737227701108623" calcext:value-type="float">
            <text:p>7.37227701108623E-09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392732468768031" calcext:value-type="float">
            <text:p>3.9273246876803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0222082352507869" calcext:value-type="float">
            <text:p>2.22082352507869E-09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31938993064296" calcext:value-type="float">
            <text:p>1.3193899306429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817073519954192" calcext:value-type="float">
            <text:p>8.17073519954192E-10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4227328213556" calcext:value-type="float">
            <text:p>5.2422732821355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346765727243792" calcext:value-type="float">
            <text:p>3.46765727243792E-10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235562680472867" calcext:value-type="float">
            <text:p>2.35562680472867E-10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163807634123714" calcext:value-type="float">
            <text:p>1.63807634123714E-10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116294973651065" calcext:value-type="float">
            <text:p>1.16294973651065E-1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841038350074541" calcext:value-type="float">
            <text:p>8.41038350074541E-11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618416429176705" calcext:value-type="float">
            <text:p>6.18416429176705E-11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461586324718155" calcext:value-type="float">
            <text:p>4.61586324718155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349245077302385" calcext:value-type="float">
            <text:p>3.49245077302385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267532662689973" calcext:value-type="float">
            <text:p>2.67532662689973E-11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207274197805418" calcext:value-type="float">
            <text:p>2.07274197805418E-11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162265756387114" calcext:value-type="float">
            <text:p>1.62265756387114E-11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128252963804698" calcext:value-type="float">
            <text:p>1.28252963804698E-11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102282626812666" calcext:value-type="float">
            <text:p>1.02282626812666E-11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.00000000000822364398800346" calcext:value-type="float">
            <text:p>8.22364398800346E-12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0000666267041538049" calcext:value-type="float">
            <text:p>6.66267041538049E-12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-4.44089209850063E-016" calcext:value-type="float">
            <text:p>-4.44089209850063E-16</text:p>
          </table:table-cell>
          <table:table-cell office:value-type="float" office:value="0.00000000000543698419619432" calcext:value-type="float">
            <text:p>5.43698419619432E-12</text:p>
          </table:table-cell>
          <table:table-cell office:value-type="float" office:value="-4.44089209850063E-016" calcext:value-type="float">
            <text:p>-4.44089209850063E-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446753745109163" calcext:value-type="float">
            <text:p>4.46753745109163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369304586911312" calcext:value-type="float">
            <text:p>3.69304586911312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307043279690333" calcext:value-type="float">
            <text:p>3.07043279690333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256683563293336" calcext:value-type="float">
            <text:p>2.56683563293336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21573853814516" calcext:value-type="float">
            <text:p>2.1573853814516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182254211722466" calcext:value-type="float">
            <text:p>1.82254211722466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154543045027822" calcext:value-type="float">
            <text:p>1.54543045027822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131716859641529" calcext:value-type="float">
            <text:p>1.31716859641529E-12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.00000000000112621023617976" calcext:value-type="float">
            <text:p>1.12621023617976E-12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969002655892837" calcext:value-type="float">
            <text:p>9.69002655892837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833999536098418" calcext:value-type="float">
            <text:p>8.33999536098418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722977233635902" calcext:value-type="float">
            <text:p>7.22977233635902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627942142727989" calcext:value-type="float">
            <text:p>6.27942142727989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548006084954977" calcext:value-type="float">
            <text:p>5.48006084954977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477839989798667" calcext:value-type="float">
            <text:p>4.77839989798667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.000000000000419220214098459" calcext:value-type="float">
            <text:p>4.19220214098459E-13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367705865755852" calcext:value-type="float">
            <text:p>3.67705865755852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  <table:table-cell office:value-type="float" office:value="0.000000000000324185123190546" calcext:value-type="float">
            <text:p>3.24185123190546E-13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287769807982841" calcext:value-type="float">
            <text:p>2.87769807982841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254019028034236" calcext:value-type="float">
            <text:p>2.54019028034236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226485497023532" calcext:value-type="float">
            <text:p>2.26485497023532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201616501271928" calcext:value-type="float">
            <text:p>2.01616501271928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179412040779425" calcext:value-type="float">
            <text:p>1.79412040779425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.000000000000159872115546023" calcext:value-type="float">
            <text:p>1.59872115546023E-13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14388490399142" calcext:value-type="float">
            <text:p>1.4388490399142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128785870856518" calcext:value-type="float">
            <text:p>1.28785870856518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116351372980716" calcext:value-type="float">
            <text:p>1.16351372980716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103916875104915" calcext:value-type="float">
            <text:p>1.03916875104915E-13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941469124882133" calcext:value-type="float">
            <text:p>9.41469124882133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843769498715119" calcext:value-type="float">
            <text:p>8.43769498715119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763833440942108" calcext:value-type="float">
            <text:p>7.63833440942108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692779167366098" calcext:value-type="float">
            <text:p>6.92779167366098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630606677987089" calcext:value-type="float">
            <text:p>6.30606677987089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577315972805081" calcext:value-type="float">
            <text:p>5.77315972805081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524025267623074" calcext:value-type="float">
            <text:p>5.24025267623074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79616346638068" calcext:value-type="float">
            <text:p>4.79616346638068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435207425653061" calcext:value-type="float">
            <text:p>4.35207425653061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399680288865056" calcext:value-type="float">
            <text:p>3.99680288865056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364153152077051" calcext:value-type="float">
            <text:p>3.64153152077051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346389583683049" calcext:value-type="float">
            <text:p>3.46389583683049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310862446895044" calcext:value-type="float">
            <text:p>3.10862446895044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8421709430404" calcext:value-type="float">
            <text:p>2.8421709430404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248689957516035" calcext:value-type="float">
            <text:p>2.48689957516035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248689957516035" calcext:value-type="float">
            <text:p>2.48689957516035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.000000000000021316282072803" calcext:value-type="float">
            <text:p>2.1316282072803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1316282072803" calcext:value-type="float">
            <text:p>2.1316282072803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86517468137026" calcext:value-type="float">
            <text:p>1.86517468137026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77635683940025" calcext:value-type="float">
            <text:p>1.77635683940025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59872115546023" calcext:value-type="float">
            <text:p>1.59872115546023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4210854715202" calcext:value-type="float">
            <text:p>1.4210854715202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4210854715202" calcext:value-type="float">
            <text:p>1.4210854715202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33226762955019" calcext:value-type="float">
            <text:p>1.33226762955019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24344978758018" calcext:value-type="float">
            <text:p>1.24344978758018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15463194561016" calcext:value-type="float">
            <text:p>1.15463194561016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.0000000000000106581410364015" calcext:value-type="float">
            <text:p>1.06581410364015E-14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5" calcext:value-type="float">
            <text:p>8.8817841970012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5" calcext:value-type="float">
            <text:p>8.8817841970012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178419700125E-015" calcext:value-type="float">
            <text:p>8.881784197001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6.21724893790088E-015" calcext:value-type="float">
            <text:p>6.21724893790088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6.21724893790088E-015" calcext:value-type="float">
            <text:p>6.21724893790088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5.32907051820075E-015" calcext:value-type="float">
            <text:p>5.3290705182007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907051820075E-015" calcext:value-type="float">
            <text:p>5.3290705182007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5.32907051820075E-015" calcext:value-type="float">
            <text:p>-5.3290705182007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5.32907051820075E-015" calcext:value-type="float">
            <text:p>-5.3290705182007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4.44089209850063E-015" calcext:value-type="float">
            <text:p>-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4.44089209850063E-015" calcext:value-type="float">
            <text:p>-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3.5527136788005E-015" calcext:value-type="float">
            <text:p>-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.66453525910038E-015" calcext:value-type="float">
            <text:p>-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.66453525910038E-015" calcext:value-type="float">
            <text:p>-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44089209850063E-015" calcext:value-type="float">
            <text:p>4.44089209850063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44089209850063E-015" calcext:value-type="float">
            <text:p>4.4408920985006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88178419700125E-016" calcext:value-type="float">
            <text:p>8.88178419700125E-16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66453525910038E-015" calcext:value-type="float">
            <text:p>2.6645352591003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66453525910038E-015" calcext:value-type="float">
            <text:p>2.66453525910038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8.88178419700125E-016" calcext:value-type="float">
            <text:p>-8.8817841970012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-8.88178419700125E-016" calcext:value-type="float">
            <text:p>-8.88178419700125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0.0000000000000177635683940025" calcext:value-type="float">
            <text:p>-1.77635683940025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0.000000000000028421709430404" calcext:value-type="float">
            <text:p>-2.8421709430404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0.0000000000000319744231092045" calcext:value-type="float">
            <text:p>-3.19744231092045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0.000000000000021316282072803" calcext:value-type="float">
            <text:p>-2.1316282072803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0.0000000000000390798504668055" calcext:value-type="float">
            <text:p>-3.90798504668055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0.0000000000000319744231092045" calcext:value-type="float">
            <text:p>-3.1974423109204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0.000000000000035527136788005" calcext:value-type="float">
            <text:p>-3.5527136788005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0.0000000000000337507799486048" calcext:value-type="float">
            <text:p>-3.37507799486048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-0.0000000000000390798504668055" calcext:value-type="float">
            <text:p>-3.9079850466805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0.0000000000000373034936274053" calcext:value-type="float">
            <text:p>-3.7303493627405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-0.0000000000000373034936274053" calcext:value-type="float">
            <text:p>-3.730349362740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-0.0000000000000230926389122033" calcext:value-type="float">
            <text:p>-2.3092638912203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-0.0000000000000177635683940025" calcext:value-type="float">
            <text:p>-1.7763568394002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.105427357601E-015" calcext:value-type="float">
            <text:p>7.105427357601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8.88178419700125E-015" calcext:value-type="float">
            <text:p>-8.881784197001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-0.0000000000000248689957516035" calcext:value-type="float">
            <text:p>-2.48689957516035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-7.105427357601E-015" calcext:value-type="float">
            <text:p>-7.105427357601E-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00000000000159872115546023" calcext:value-type="float">
            <text:p>1.5987211554602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5.32907051820075E-015" calcext:value-type="float">
            <text:p>5.3290705182007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00000000000230926389122033" calcext:value-type="float">
            <text:p>2.3092638912203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00000000000230926389122033" calcext:value-type="float">
            <text:p>2.3092638912203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.88178419700125E-015" calcext:value-type="float">
            <text:p>8.88178419700125E-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00000000000248689957516035" calcext:value-type="float">
            <text:p>2.48689957516035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0000000000063948846218409" calcext:value-type="float">
            <text:p>6.3948846218409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00000000000586197757002083" calcext:value-type="float">
            <text:p>5.8619775700208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00000000000337507799486048" calcext:value-type="float">
            <text:p>3.37507799486048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000000000301980662698043" calcext:value-type="float">
            <text:p>3.0198066269804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0000000000319744231092045" calcext:value-type="float">
            <text:p>3.19744231092045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00000000000124344978758018" calcext:value-type="float">
            <text:p>1.24344978758018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-8.88178419700125E-015" calcext:value-type="float">
            <text:p>-8.88178419700125E-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-0.0000000000000177635683940025" calcext:value-type="float">
            <text:p>-1.77635683940025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0000000000021316282072803" calcext:value-type="float">
            <text:p>2.1316282072803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0000000000230926389122033" calcext:value-type="float">
            <text:p>2.30926389122033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0000000000021316282072803" calcext:value-type="float">
            <text:p>2.131628207280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00000000000106581410364015" calcext:value-type="float">
            <text:p>1.06581410364015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00000000000195399252334028" calcext:value-type="float">
            <text:p>1.95399252334028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0000000000035527136788005" calcext:value-type="float">
            <text:p>3.5527136788005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00000000000177635683940025" calcext:value-type="float">
            <text:p>1.77635683940025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000000000230926389122033" calcext:value-type="float">
            <text:p>2.3092638912203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00000000000390798504668055" calcext:value-type="float">
            <text:p>3.90798504668055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00000000000550670620214078" calcext:value-type="float">
            <text:p>5.50670620214078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0000000000049737991503207" calcext:value-type="float">
            <text:p>4.9737991503207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00000000000337507799486048" calcext:value-type="float">
            <text:p>3.37507799486048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00000000021316282072803" calcext:value-type="float">
            <text:p>2.131628207280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0000000000028421709430404" calcext:value-type="float">
            <text:p>2.8421709430404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00000000000266453525910038" calcext:value-type="float">
            <text:p>2.66453525910038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0000000000028421709430404" calcext:value-type="float">
            <text:p>2.8421709430404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000000000014210854715202" calcext:value-type="float">
            <text:p>1.4210854715202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-7.105427357601E-015" calcext:value-type="float">
            <text:p>-7.105427357601E-1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-0.000000000000014210854715202" calcext:value-type="float">
            <text:p>-1.4210854715202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0000000000014210854715202" calcext:value-type="float">
            <text:p>1.4210854715202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00000000000177635683940025" calcext:value-type="float">
            <text:p>1.77635683940025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-3.5527136788005E-015" calcext:value-type="float">
            <text:p>-3.5527136788005E-1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table:number-columns-repeated="4" office:value-type="float" office:value="3.5527136788005E-015" calcext:value-type="float">
            <text:p>3.5527136788005E-1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0000000000021316282072803" calcext:value-type="float">
            <text:p>2.131628207280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00000000000124344978758018" calcext:value-type="float">
            <text:p>1.24344978758018E-14</text:p>
          </table:table-cell>
          <table:table-cell office:value-type="float" office:value="-1.77635683940025E-015" calcext:value-type="float">
            <text:p>-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0000000000014210854715202" calcext:value-type="float">
            <text:p>1.4210854715202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00000000014210854715202" calcext:value-type="float">
            <text:p>1.4210854715202E-14</text:p>
          </table:table-cell>
          <table:table-cell office:value-type="float" office:value="5.32907051820075E-015" calcext:value-type="float">
            <text:p>5.3290705182007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-0.0000000000000106581410364015" calcext:value-type="float">
            <text:p>-1.06581410364015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7.105427357601E-015" calcext:value-type="float">
            <text:p>7.105427357601E-1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-1.77635683940025E-015" calcext:value-type="float">
            <text:p>-1.77635683940025E-15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3.5527136788005E-015" calcext:value-type="float">
            <text:p>3.5527136788005E-1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0000000000014210854715202" calcext:value-type="float">
            <text:p>1.4210854715202E-14</text:p>
          </table:table-cell>
          <table:table-cell office:value-type="float" office:value="5.32907051820075E-015" calcext:value-type="float">
            <text:p>5.3290705182007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00000000000106581410364015" calcext:value-type="float">
            <text:p>1.06581410364015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-1.77635683940025E-015" calcext:value-type="float">
            <text:p>-1.77635683940025E-1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.5527136788005E-015" calcext:value-type="float">
            <text:p>3.5527136788005E-15</text:p>
          </table:table-cell>
          <table:table-cell office:value-type="float" office:value="5.32907051820075E-015" calcext:value-type="float">
            <text:p>5.3290705182007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-5.32907051820075E-015" calcext:value-type="float">
            <text:p>-5.32907051820075E-15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00000000000124344978758018" calcext:value-type="float">
            <text:p>1.24344978758018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" calcext:value-type="float">
            <text:p>0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0000000000021316282072803" calcext:value-type="float">
            <text:p>2.131628207280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000000000266453525910038" calcext:value-type="float">
            <text:p>2.66453525910038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0000000000042632564145606" calcext:value-type="float">
            <text:p>4.2632564145606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00000000000479616346638068" calcext:value-type="float">
            <text:p>4.79616346638068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00000000000159872115546023" calcext:value-type="float">
            <text:p>1.5987211554602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00000000000248689957516035" calcext:value-type="float">
            <text:p>2.48689957516035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000000000390798504668055" calcext:value-type="float">
            <text:p>3.9079850466805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0000000000042632564145606" calcext:value-type="float">
            <text:p>4.2632564145606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0000000000049737991503207" calcext:value-type="float">
            <text:p>4.9737991503207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00000000000266453525910038" calcext:value-type="float">
            <text:p>2.66453525910038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-0.0000000000000124344978758018" calcext:value-type="float">
            <text:p>-1.24344978758018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-0.0000000000000248689957516035" calcext:value-type="float">
            <text:p>-2.48689957516035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-0.0000000000000159872115546023" calcext:value-type="float">
            <text:p>-1.59872115546023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-0.0000000000000124344978758018" calcext:value-type="float">
            <text:p>-1.24344978758018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-0.0000000000000444089209850063" calcext:value-type="float">
            <text:p>-4.4408920985006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-0.0000000000000532907051820075" calcext:value-type="float">
            <text:p>-5.32907051820075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-0.0000000000000621724893790088" calcext:value-type="float">
            <text:p>-6.21724893790088E-14</text:p>
          </table:table-cell>
          <table:table-cell office:value-type="float" office:value="3.5527136788005E-015" calcext:value-type="float">
            <text:p>3.552713678800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-0.000000000000063948846218409" calcext:value-type="float">
            <text:p>-6.3948846218409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-0.0000000000000692779167366098" calcext:value-type="float">
            <text:p>-6.92779167366098E-14</text:p>
          </table:table-cell>
          <table:table-cell office:value-type="float" office:value="5.32907051820075E-015" calcext:value-type="float">
            <text:p>5.3290705182007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-0.000000000000078159700933611" calcext:value-type="float">
            <text:p>-7.8159700933611E-14</text:p>
          </table:table-cell>
          <table:table-cell office:value-type="float" office:value="1.77635683940025E-015" calcext:value-type="float">
            <text:p>1.77635683940025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0.000000000000092370555648813" calcext:value-type="float">
            <text:p>-9.2370555648813E-14</text:p>
          </table:table-cell>
          <table:table-cell table:number-columns-repeated="3" office:value-type="float" office:value="1.77635683940025E-015" calcext:value-type="float">
            <text:p>1.77635683940025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4:13:10.007059191</dc:date>
    <meta:editing-duration>PT5M8S</meta:editing-duration>
    <meta:editing-cycles>1</meta:editing-cycles>
    <meta:document-statistic meta:table-count="1" meta:cell-count="550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E-017" chart:max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3.454cm" style:legend-expansion="high" chart:style-name="ch2"/>
        <chart:plot-area chart:style-name="ch3" table:cell-range-address="harmonic.A1:harmonic.E1001" chart:data-source-has-labels="row" svg:x="0.32cm" svg:y="0.18cm" svg:width="13.361cm" svg:height="8.64cm">
          <chartooo:coordinate-region svg:x="1.471cm" svg:y="0.379cm" svg:width="11.7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rmonic.B2:harmonic.B1001" chart:label-cell-address="harmonic.B1:harmonic.B1" chart:class="chart:scatter">
            <chart:domain table:cell-range-address="harmonic.A2:harmonic.A1001"/>
            <chart:data-point chart:repeated="1000"/>
          </chart:series>
          <chart:series chart:style-name="ch8" chart:values-cell-range-address="harmonic.C2:harmonic.C1001" chart:label-cell-address="harmonic.C1:harmonic.C1" chart:class="chart:scatter">
            <chart:data-point chart:repeated="1000"/>
          </chart:series>
          <chart:series chart:style-name="ch9" chart:values-cell-range-address="harmonic.D2:harmonic.D1001" chart:label-cell-address="harmonic.D1:harmonic.D1" chart:class="chart:scatter">
            <chart:data-point chart:repeated="1000"/>
          </chart:series>
          <chart:series chart:style-name="ch10" chart:values-cell-range-address="harmonic.E2:harmonic.E1001" chart:label-cell-address="harmonic.E1:harmonic.E1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Linear</text:p>
                <draw:g>
                  <svg:desc>harmonic.B1:harmonic.B1</svg:desc>
                </draw:g>
              </table:table-cell>
              <table:table-cell office:value-type="string">
                <text:p>Tree</text:p>
                <draw:g>
                  <svg:desc>harmonic.C1:harmonic.C1</svg:desc>
                </draw:g>
              </table:table-cell>
              <table:table-cell office:value-type="string">
                <text:p>Formula</text:p>
                <draw:g>
                  <svg:desc>harmonic.D1:harmonic.D1</svg:desc>
                </draw:g>
              </table:table-cell>
              <table:table-cell office:value-type="string">
                <text:p>Final</text:p>
                <draw:g>
                  <svg:desc>harmonic.E1:harmoni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rmonic.A2:harmonic.A1001</svg:desc>
                </draw:g>
              </table:table-cell>
              <table:table-cell office:value-type="float" office:value="0">
                <text:p>0</text:p>
                <draw:g>
                  <svg:desc>harmonic.B2:harmonic.B1001</svg:desc>
                </draw:g>
              </table:table-cell>
              <table:table-cell office:value-type="float" office:value="0">
                <text:p>0</text:p>
                <draw:g>
                  <svg:desc>harmonic.C2:harmonic.C1001</svg:desc>
                </draw:g>
              </table:table-cell>
              <table:table-cell office:value-type="float" office:value="0.0022156649015328">
                <text:p>0.0022156649015328</text:p>
                <draw:g>
                  <svg:desc>harmonic.D2:harmonic.D1001</svg:desc>
                </draw:g>
              </table:table-cell>
              <table:table-cell office:value-type="float" office:value="0">
                <text:p>0</text:p>
                <draw:g>
                  <svg:desc>harmonic.E2:harmonic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03454614781962">
                <text:p>0.000050345461478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90830215316151">
                <text:p>0.00000490830215316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911438089890027">
                <text:p>0.000000911438089890027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44002300142654">
                <text:p>0.00000024400230014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826892585514827">
                <text:p>0.0000000826892585514827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330322316166587">
                <text:p>0.0000000330322316166587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148961003532122">
                <text:p>0.0000000148961003532122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737227701108623">
                <text:p>0.00000000737227701108623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392732468768031">
                <text:p>0.00000000392732468768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222082352507869">
                <text:p>0.00000000222082352507869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131938993064296">
                <text:p>0.00000000131938993064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817073519954192">
                <text:p>0.000000000817073519954192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0">
                <text:p>0</text:p>
              </table:table-cell>
              <table:table-cell office:value-type="float" office:value="0.000000000524227328213556">
                <text:p>0.000000000524227328213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346765727243792">
                <text:p>0.000000000346765727243792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235562680472867">
                <text:p>0.000000000235562680472867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163807634123714">
                <text:p>0.000000000163807634123714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116294973651065">
                <text:p>0.00000000011629497365106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841038350074541">
                <text:p>0.0000000000841038350074541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618416429176705">
                <text:p>0.0000000000618416429176705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461586324718155">
                <text:p>0.0000000000461586324718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349245077302385">
                <text:p>0.000000000034924507730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267532662689973">
                <text:p>0.0000000000267532662689973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207274197805418">
                <text:p>0.0000000000207274197805418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162265756387114">
                <text:p>0.0000000000162265756387114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128252963804698">
                <text:p>0.000000000012825296380469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102282626812666">
                <text:p>0.0000000000102282626812666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0822364398800346">
                <text:p>0.00000000000822364398800346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0666267041538049">
                <text:p>0.00000000000666267041538049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-4.44089209850063E-016">
                <text:p>-4.44089209850063E-016</text:p>
              </table:table-cell>
              <table:table-cell office:value-type="float" office:value="0.00000000000543698419619432">
                <text:p>0.00000000000543698419619432</text:p>
              </table:table-cell>
              <table:table-cell office:value-type="float" office:value="-4.44089209850063E-016">
                <text:p>-4.44089209850063E-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446753745109163">
                <text:p>0.00000000000446753745109163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369304586911312">
                <text:p>0.0000000000036930458691131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307043279690333">
                <text:p>0.00000000000307043279690333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256683563293336">
                <text:p>0.0000000000025668356329333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21573853814516">
                <text:p>0.00000000000215738538145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182254211722466">
                <text:p>0.0000000000018225421172246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154543045027822">
                <text:p>0.0000000000015454304502782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131716859641529">
                <text:p>0.00000000000131716859641529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.00000000000112621023617976">
                <text:p>0.0000000000011262102361797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969002655892837">
                <text:p>0.000000000000969002655892837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833999536098418">
                <text:p>0.00000000000083399953609841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722977233635902">
                <text:p>0.00000000000072297723363590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627942142727989">
                <text:p>0.000000000000627942142727989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548006084954977">
                <text:p>0.000000000000548006084954977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477839989798667">
                <text:p>0.000000000000477839989798667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.000000000000419220214098459">
                <text:p>0.000000000000419220214098459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367705865755852">
                <text:p>0.00000000000036770586575585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.000000000000324185123190546">
                <text:p>0.00000000000032418512319054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287769807982841">
                <text:p>0.000000000000287769807982841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254019028034236">
                <text:p>0.00000000000025401902803423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226485497023532">
                <text:p>0.00000000000022648549702353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201616501271928">
                <text:p>0.00000000000020161650127192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179412040779425">
                <text:p>0.00000000000017941204077942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.000000000000159872115546023">
                <text:p>0.000000000000159872115546023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14388490399142">
                <text:p>0.0000000000001438849039914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128785870856518">
                <text:p>0.00000000000012878587085651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116351372980716">
                <text:p>0.0000000000001163513729807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103916875104915">
                <text:p>0.0000000000001039168751049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941469124882133">
                <text:p>0.0000000000000941469124882133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843769498715119">
                <text:p>0.0000000000000843769498715119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763833440942108">
                <text:p>0.000000000000076383344094210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692779167366098">
                <text:p>0.000000000000069277916736609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630606677987089">
                <text:p>0.0000000000000630606677987089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577315972805081">
                <text:p>0.0000000000000577315972805081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524025267623074">
                <text:p>0.0000000000000524025267623074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.0000000000000479616346638068">
                <text:p>0.0000000000000479616346638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435207425653061">
                <text:p>0.0000000000000435207425653061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399680288865056">
                <text:p>0.000000000000039968028886505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364153152077051">
                <text:p>0.0000000000000364153152077051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346389583683049">
                <text:p>0.0000000000000346389583683049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310862446895044">
                <text:p>0.0000000000000310862446895044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028421709430404">
                <text:p>0.00000000000002842170943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248689957516035">
                <text:p>0.000000000000024868995751603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248689957516035">
                <text:p>0.000000000000024868995751603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86517468137026">
                <text:p>0.000000000000018651746813702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77635683940025">
                <text:p>0.000000000000017763568394002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59872115546023">
                <text:p>0.0000000000000159872115546023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33226762955019">
                <text:p>0.0000000000000133226762955019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24344978758018">
                <text:p>0.0000000000000124344978758018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15463194561016">
                <text:p>0.0000000000000115463194561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.0000000000000106581410364015">
                <text:p>0.0000000000000106581410364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5">
                <text:p>8.8817841970012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5">
                <text:p>8.8817841970012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5">
                <text:p>8.881784197001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6.21724893790088E-015">
                <text:p>6.21724893790088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6.21724893790088E-015">
                <text:p>6.21724893790088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5.32907051820075E-015">
                <text:p>-5.3290705182007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5.32907051820075E-015">
                <text:p>-5.3290705182007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4.44089209850063E-015">
                <text:p>-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44089209850063E-015">
                <text:p>4.44089209850063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66453525910038E-015">
                <text:p>2.66453525910038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3.454cm" style:legend-expansion="high" chart:style-name="ch2"/>
        <chart:plot-area chart:style-name="ch3" table:cell-range-address="harmonic.A1001:harmonic.E1101" svg:x="0.32cm" svg:y="0.18cm" svg:width="13.849cm" svg:height="8.64cm">
          <chartooo:coordinate-region svg:x="1.867cm" svg:y="0.379cm" svg:width="11.74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rmonic.B1001:harmonic.B1101" chart:class="chart:scatter">
            <chart:domain table:cell-range-address="harmonic.A1001:harmonic.A1101"/>
            <chart:data-point chart:repeated="101"/>
          </chart:series>
          <chart:series chart:style-name="ch7" chart:values-cell-range-address="harmonic.C1001:harmonic.C1101" chart:class="chart:scatter">
            <chart:data-point chart:repeated="101"/>
          </chart:series>
          <chart:series chart:style-name="ch8" chart:values-cell-range-address="harmonic.D1001:harmonic.D1101" chart:class="chart:scatter">
            <chart:data-point chart:repeated="101"/>
          </chart:series>
          <chart:series chart:style-name="ch9" chart:values-cell-range-address="harmonic.E1001:harmonic.E110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armonic.A1001:harmonic.A1101</svg:desc>
                </draw:g>
              </table:table-cell>
              <table:table-cell office:value-type="float" office:value="-1.77635683940025E-015">
                <text:p>-1.77635683940025E-015</text:p>
                <draw:g>
                  <svg:desc>harmonic.B1001:harmonic.B1101</svg:desc>
                </draw:g>
              </table:table-cell>
              <table:table-cell office:value-type="float" office:value="0">
                <text:p>0</text:p>
                <draw:g>
                  <svg:desc>harmonic.C1001:harmonic.C1101</svg:desc>
                </draw:g>
              </table:table-cell>
              <table:table-cell office:value-type="float" office:value="-8.88178419700125E-016">
                <text:p>-8.88178419700125E-016</text:p>
                <draw:g>
                  <svg:desc>harmonic.D1001:harmonic.D1101</svg:desc>
                </draw:g>
              </table:table-cell>
              <table:table-cell office:value-type="float" office:value="0">
                <text:p>0</text:p>
                <draw:g>
                  <svg:desc>harmonic.E1001:harmonic.E1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8.88178419700125E-016">
                <text:p>-8.88178419700125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-0.0000000000000177635683940025">
                <text:p>-0.000000000000017763568394002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-0.000000000000028421709430404">
                <text:p>-0.00000000000002842170943040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-0.0000000000000319744231092045">
                <text:p>-0.000000000000031974423109204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-0.000000000000021316282072803">
                <text:p>-0.00000000000002131628207280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-0.0000000000000390798504668055">
                <text:p>-0.000000000000039079850466805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-0.0000000000000319744231092045">
                <text:p>-0.000000000000031974423109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-0.0000000000000337507799486048">
                <text:p>-0.0000000000000337507799486048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-0.0000000000000390798504668055">
                <text:p>-0.0000000000000390798504668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-0.0000000000000373034936274053">
                <text:p>-0.0000000000000373034936274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-0.0000000000000373034936274053">
                <text:p>-0.0000000000000373034936274053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-0.0000000000000230926389122033">
                <text:p>-0.000000000000023092638912203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-0.0000000000000177635683940025">
                <text:p>-0.000000000000017763568394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-8.88178419700125E-015">
                <text:p>-8.881784197001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-0.0000000000000248689957516035">
                <text:p>-0.000000000000024868995751603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-7.105427357601E-015">
                <text:p>-7.105427357601E-01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000000000000159872115546023">
                <text:p>0.0000000000000159872115546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000000000000230926389122033">
                <text:p>0.000000000000023092638912203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000000000000230926389122033">
                <text:p>0.000000000000023092638912203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8.88178419700125E-015">
                <text:p>8.881784197001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000000000000248689957516035">
                <text:p>0.0000000000000248689957516035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00000000000063948846218409">
                <text:p>0.000000000000063948846218409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000000000000586197757002083">
                <text:p>0.0000000000000586197757002083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000000000000337507799486048">
                <text:p>0.000000000000033750779948604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000000000000301980662698043">
                <text:p>0.0000000000000301980662698043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000000000000319744231092045">
                <text:p>0.000000000000031974423109204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000000000000124344978758018">
                <text:p>0.0000000000000124344978758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-8.88178419700125E-015">
                <text:p>-8.881784197001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-0.0000000000000177635683940025">
                <text:p>-0.000000000000017763568394002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000000000000230926389122033">
                <text:p>0.000000000000023092638912203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000000000000106581410364015">
                <text:p>0.0000000000000106581410364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000000000000195399252334028">
                <text:p>0.000000000000019539925233402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00000000000035527136788005">
                <text:p>0.00000000000003552713678800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000000000000177635683940025">
                <text:p>0.000000000000017763568394002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000000000000230926389122033">
                <text:p>0.0000000000000230926389122033</text:p>
              </table:table-cell>
              <table:table-cell office:value-type="float" office:value="0">
                <text:p>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000000000000390798504668055">
                <text:p>0.000000000000039079850466805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000000000000550670620214078">
                <text:p>0.000000000000055067062021407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00000000000049737991503207">
                <text:p>0.00000000000004973799150320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000000000000337507799486048">
                <text:p>0.000000000000033750779948604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00000000000028421709430404">
                <text:p>0.000000000000028421709430404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000000000000266453525910038">
                <text:p>0.000000000000026645352591003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00000000000028421709430404">
                <text:p>0.00000000000002842170943040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-7.105427357601E-015">
                <text:p>-7.105427357601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-0.000000000000014210854715202">
                <text:p>-0.00000000000001421085471520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000000000000177635683940025">
                <text:p>0.000000000000017763568394002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-3.5527136788005E-015">
                <text:p>-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000000000000124344978758018">
                <text:p>0.0000000000000124344978758018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-0.0000000000000106581410364015">
                <text:p>-0.0000000000000106581410364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">
                <text:p>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000000000000106581410364015">
                <text:p>0.0000000000000106581410364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-1.77635683940025E-015">
                <text:p>-1.77635683940025E-015</text:p>
              </table:table-cell>
              <table:table-cell office:value-type="float" office:value="-1.77635683940025E-015">
                <text:p>-1.77635683940025E-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-5.32907051820075E-015">
                <text:p>-5.3290705182007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000000000000124344978758018">
                <text:p>0.000000000000012434497875801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">
                <text:p>0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00000000000021316282072803">
                <text:p>0.00000000000002131628207280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000000000000266453525910038">
                <text:p>0.000000000000026645352591003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00000000000042632564145606">
                <text:p>0.000000000000042632564145606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000000000000479616346638068">
                <text:p>0.000000000000047961634663806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000000000000159872115546023">
                <text:p>0.000000000000015987211554602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000000000000248689957516035">
                <text:p>0.000000000000024868995751603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000000000000390798504668055">
                <text:p>0.0000000000000390798504668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00000000000042632564145606">
                <text:p>0.000000000000042632564145606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00000000000049737991503207">
                <text:p>0.00000000000004973799150320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000000000000266453525910038">
                <text:p>0.000000000000026645352591003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-0.0000000000000124344978758018">
                <text:p>-0.0000000000000124344978758018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-0.0000000000000248689957516035">
                <text:p>-0.000000000000024868995751603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-0.0000000000000159872115546023">
                <text:p>-0.0000000000000159872115546023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-0.0000000000000124344978758018">
                <text:p>-0.00000000000001243449787580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-0.0000000000000444089209850063">
                <text:p>-0.000000000000044408920985006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-0.0000000000000532907051820075">
                <text:p>-0.000000000000053290705182007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-0.0000000000000621724893790088">
                <text:p>-0.000000000000062172489379008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-0.000000000000063948846218409">
                <text:p>-0.000000000000063948846218409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-0.0000000000000692779167366098">
                <text:p>-0.0000000000000692779167366098</text:p>
              </table:table-cell>
              <table:table-cell office:value-type="float" office:value="5.32907051820075E-015">
                <text:p>5.3290705182007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-0.000000000000078159700933611">
                <text:p>-0.00000000000007815970093361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-0.000000000000092370555648813">
                <text:p>-0.000000000000092370555648813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1.77635683940025E-015">
                <text:p>1.77635683940025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